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system-ui" svg:font-family="system-u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602in" fo:orphans="2" fo:widows="2" fo:text-indent="0in" style:auto-text-indent="false"/>
    </style:style>
    <style:style style:name="P2" style:family="paragraph" style:parent-style-name="Text_20_body">
      <style:paragraph-properties fo:margin-left="0in" fo:margin-right="0in" fo:margin-top="0in" fo:margin-bottom="0.2602in" fo:orphans="2" fo:widows="2" fo:text-indent="0in" style:auto-text-indent="false"/>
      <style:text-properties fo:font-variant="normal" fo:text-transform="none" fo:color="#222222" style:font-name="system-ui" fo:font-size="10.5pt" fo:letter-spacing="normal" fo:font-style="normal" fo:font-weight="normal"/>
    </style:style>
    <style:style style:name="P3" style:family="paragraph" style:parent-style-name="Text_20_body" style:list-style-name="L15">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4" style:family="paragraph" style:parent-style-name="Text_20_body" style:list-style-name="L16">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5" style:family="paragraph" style:parent-style-name="Text_20_body" style:list-style-name="L17">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6" style:family="paragraph" style:parent-style-name="Text_20_body" style:list-style-name="L18">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7" style:family="paragraph" style:parent-style-name="Text_20_body" style:list-style-name="L19">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8" style:family="paragraph" style:parent-style-name="Text_20_body" style:list-style-name="L20">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9" style:family="paragraph" style:parent-style-name="Text_20_body" style:list-style-name="L21">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0" style:family="paragraph" style:parent-style-name="Text_20_body" style:list-style-name="L22">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1" style:family="paragraph" style:parent-style-name="Text_20_body" style:list-style-name="L23">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2" style:family="paragraph" style:parent-style-name="Text_20_body" style:list-style-name="L24">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3" style:family="paragraph" style:parent-style-name="Text_20_body" style:list-style-name="L25">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4" style:family="paragraph" style:parent-style-name="Text_20_body" style:list-style-name="L26">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5" style:family="paragraph" style:parent-style-name="Text_20_body" style:list-style-name="L27">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6" style:family="paragraph" style:parent-style-name="Text_20_body" style:list-style-name="L28">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7" style:family="paragraph" style:parent-style-name="Text_20_body" style:list-style-name="L29">
      <style:paragraph-properties fo:margin-left="0in" fo:margin-right="0in" fo:margin-top="0in" fo:margin-bottom="0.1043in" style:line-height-at-least="0.1874in" fo:orphans="2" fo:widows="2" fo:text-indent="0in" style:auto-text-indent="false"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18" style:family="paragraph" style:parent-style-name="Text_20_body" style:list-style-name="L41">
      <style:paragraph-properties fo:margin-left="0in" fo:margin-right="0in" fo:margin-top="0in" fo:margin-bottom="0.1043in" style:line-height-at-least="0.1874in" fo:text-indent="0in" style:auto-text-indent="false" fo:background-color="transparent" fo:padding="0in" fo:border="none">
        <style:background-image style:position="center center" style:repeat="no-repeat"/>
      </style:paragraph-properties>
    </style:style>
    <style:style style:name="P19" style:family="paragraph" style:parent-style-name="Text_20_body" style:list-style-name="L42">
      <style:paragraph-properties fo:margin-left="0in" fo:margin-right="0in" fo:margin-top="0in" fo:margin-bottom="0.1043in" style:line-height-at-least="0.1874in" fo:text-indent="0in" style:auto-text-indent="false" fo:background-color="transparent" fo:padding="0in" fo:border="none">
        <style:background-image style:position="center center" style:repeat="no-repeat"/>
      </style:paragraph-properties>
    </style:style>
    <style:style style:name="P20" style:family="paragraph" style:parent-style-name="Text_20_body" style:list-style-name="L15">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1" style:family="paragraph" style:parent-style-name="Text_20_body" style:list-style-name="L16">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2" style:family="paragraph" style:parent-style-name="Text_20_body" style:list-style-name="L17">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3" style:family="paragraph" style:parent-style-name="Text_20_body" style:list-style-name="L18">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4" style:family="paragraph" style:parent-style-name="Text_20_body" style:list-style-name="L19">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5" style:family="paragraph" style:parent-style-name="Text_20_body" style:list-style-name="L20">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6" style:family="paragraph" style:parent-style-name="Text_20_body" style:list-style-name="L21">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7" style:family="paragraph" style:parent-style-name="Text_20_body" style:list-style-name="L22">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8" style:family="paragraph" style:parent-style-name="Text_20_body" style:list-style-name="L23">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29" style:family="paragraph" style:parent-style-name="Text_20_body" style:list-style-name="L24">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0" style:family="paragraph" style:parent-style-name="Text_20_body" style:list-style-name="L25">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1" style:family="paragraph" style:parent-style-name="Text_20_body" style:list-style-name="L26">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2" style:family="paragraph" style:parent-style-name="Text_20_body" style:list-style-name="L27">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3" style:family="paragraph" style:parent-style-name="Text_20_body" style:list-style-name="L28">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4" style:family="paragraph" style:parent-style-name="Text_20_body" style:list-style-name="L29">
      <style:paragraph-properties fo:margin-top="0in" fo:margin-bottom="0.1043in" style:line-height-at-least="0.1874in" fo:orphans="2" fo:widows="2" fo:background-color="transparent"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5" style:family="paragraph" style:parent-style-name="Text_20_body" style:list-style-name="L41">
      <style:paragraph-properties fo:margin-top="0in" fo:margin-bottom="0.1043in" style:line-height-at-least="0.1874in" fo:background-color="transparent" fo:padding="0in" fo:border="none">
        <style:background-image style:position="center center" style:repeat="no-repeat"/>
      </style:paragraph-properties>
    </style:style>
    <style:style style:name="P36" style:family="paragraph" style:parent-style-name="Text_20_body" style:list-style-name="L42">
      <style:paragraph-properties fo:margin-top="0in" fo:margin-bottom="0.1043in" style:line-height-at-least="0.1874in" fo:background-color="transparent" fo:padding="0in" fo:border="none">
        <style:background-image style:position="center center" style:repeat="no-repeat"/>
      </style:paragraph-properties>
    </style:style>
    <style:style style:name="P37" style:family="paragraph" style:parent-style-name="Text_20_body" style:list-style-name="L29">
      <style:paragraph-properties fo:margin-top="0in" fo:margin-bottom="0.1043in" style:line-height-at-least="0.1874in" fo:orphans="2" fo:widows="2" fo:background-color="#eeeeee" fo:padding="0in" fo:border="none">
        <style:background-image style:position="center center" style:repeat="no-repeat"/>
      </style:paragraph-properties>
      <style:text-properties fo:font-variant="normal" fo:text-transform="none" fo:color="#222222" style:font-name="system-ui" fo:font-size="10.5pt" fo:letter-spacing="normal" fo:font-style="normal" fo:font-weight="normal"/>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Heading_20_3">
      <style:paragraph-properties fo:margin-left="0in" fo:margin-right="0in" fo:margin-top="0in" fo:margin-bottom="0.1043in" style:line-height-at-least="0.2917in" fo:orphans="2" fo:widows="2" fo:text-indent="0in" style:auto-text-indent="false"/>
      <style:text-properties fo:font-variant="normal" fo:text-transform="none" fo:color="#222222" style:font-name="system-ui" fo:font-size="18pt" fo:letter-spacing="normal" fo:font-style="normal" fo:font-weight="bold"/>
    </style:style>
    <style:style style:name="P53" style:family="paragraph" style:parent-style-name="Heading_20_3">
      <style:paragraph-properties fo:margin-left="0in" fo:margin-right="0in" fo:margin-top="0in" fo:margin-bottom="0.1043in" style:line-height-at-least="0.2291in" fo:text-indent="0in" style:auto-text-indent="false"/>
    </style:style>
    <style:style style:name="P54" style:family="paragraph" style:parent-style-name="Heading_20_4">
      <style:paragraph-properties fo:margin-left="0in" fo:margin-right="0in" fo:margin-top="0in" fo:margin-bottom="0.1043in" style:line-height-at-least="0.2291in" fo:orphans="2" fo:widows="2" fo:text-indent="0in" style:auto-text-indent="false"/>
      <style:text-properties fo:font-variant="normal" fo:text-transform="none" fo:color="#222222" style:font-name="system-ui" fo:font-size="13.5pt" fo:letter-spacing="normal" fo:font-style="normal" fo:font-weight="bold"/>
    </style:style>
    <style:style style:name="T1" style:family="text">
      <style:text-properties fo:font-weight="bold"/>
    </style:style>
    <style:style style:name="T2" style:family="text">
      <style:text-properties fo:font-variant="normal" fo:text-transform="none" fo:color="#222222" style:font-name="system-ui" fo:font-size="10.5pt" fo:letter-spacing="normal" fo:font-style="normal" fo:font-weight="bold"/>
    </style:style>
    <style:style style:name="T3" style:family="text">
      <style:text-properties fo:font-variant="normal" fo:text-transform="none" fo:color="#222222" style:font-name="system-ui" fo:font-size="10.5pt" fo:letter-spacing="normal" fo:font-style="normal" fo:font-weight="normal"/>
    </style:style>
    <style:style style:name="T4" style:family="text">
      <style:text-properties fo:font-variant="normal" fo:text-transform="none" fo:color="#03689a" style:font-name="system-ui" fo:font-size="10.5pt" fo:letter-spacing="normal" fo:font-style="normal" style:text-underline-style="solid" style:text-underline-width="auto" style:text-underline-color="font-color" fo:font-weight="normal"/>
    </style:style>
    <style:style style:name="T5" style:family="text">
      <style:text-properties fo:color="#03689a" style:text-line-through-style="none" style:text-underline-style="none"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nt End includes HTML5, CSS3, PSD to HTML5, JS ES6 to ES14, JavaScript Data Structure, Jquery, Responsive Web Design, Bootstrap, SASS, UI Testing, Web Hosting, SEO, Git and Github.</text:p>
      <text:p text:style-name="Standard">Next module includes frontend framework or library like React or Angular.</text:p>
      <text:p text:style-name="Standard">The Backend options are either Php, Node JS, Mean Stack, Mern Stack, Python witj Djangoor Java depends upon candidates requirement and education background.</text:p>
      <text:p text:style-name="Standard">Course Content</text:p>
      <text:p text:style-name="Standard">Our Full Stack course start with Front End and then Backend. Student with prior knowledge can also attend both batches in parallel (Fast Track) if they wants to complete the course on fast track and having prior knowledge of web technologies or programming.</text:p>
      <text:p text:style-name="Standard">HTML and HTML5</text:p>
      <text:p text:style-name="Standard">HTML</text:p>
      <text:p text:style-name="Standard">HTML5</text:p>
      <text:p text:style-name="Standard">Semantic Elements</text:p>
      <text:p text:style-name="Standard">Web Accessibility</text:p>
      <text:p text:style-name="Standard">CSS and CSS3</text:p>
      <text:p text:style-name="Standard">CSS</text:p>
      <text:p text:style-name="Standard">CSS3</text:p>
      <text:p text:style-name="Standard">Advance Layouts</text:p>
      <text:p text:style-name="Standard">Responsive Web Design</text:p>
      <text:p text:style-name="Standard">Figma to HTML</text:p>
      <text:p text:style-name="Standard">12 Grid layout</text:p>
      <text:p text:style-name="Standard">Convert Figma to HTML</text:p>
      <text:p text:style-name="Standard">(2 Months)</text:p>
      <text:p text:style-name="Standard">JavaScript</text:p>
      <text:p text:style-name="Standard">Core JavaScript</text:p>
      <text:p text:style-name="Standard">JS ES6 to ES14</text:p>
      <text:p text:style-name="Standard">JavaScript OOPS</text:p>
      <text:p text:style-name="Standard">Fetch API</text:p>
      <text:p text:style-name="Standard">Asynchronous JavaScript</text:p>
      <text:p text:style-name="Standard">JavaScript Data Structure</text:p>
      <text:p text:style-name="Standard">JavaScript Projects</text:p>
      <text:p text:style-name="Standard">JQuery</text:p>
      <text:p text:style-name="Standard">jQuery</text:p>
      <text:p text:style-name="Standard">Include jQuery in Project</text:p>
      <text:p text:style-name="Standard">SASS</text:p>
      <text:p text:style-name="Standard">SASS Installation</text:p>
      <text:p text:style-name="Standard">Use SASS in project</text:p>
      <text:p text:style-name="Standard">Bootstrap</text:p>
      <text:p text:style-name="Standard">Bootstrap Installation and Usage</text:p>
      <text:p text:style-name="Standard">Bootstrap Project</text:p>
      <text:p text:style-name="Standard">AI in Frontend and Full Stack</text:p>
      <text:p text:style-name="Standard">Github CoPilot (Paid) in VS Code</text:p>
      <text:p text:style-name="Standard">Google Gemini (free) in VS Code</text:p>
      <text:p text:style-name="Standard">ChatGPT Prompts</text:p>
      <text:p text:style-name="Standard">AI debugger in Chrome</text:p>
      <text:p text:style-name="Standard">Use AI debugger to solve javascript errors</text:p>
      <text:p text:style-name="Standard">UI Testing</text:p>
      <text:p text:style-name="Standard">Performance Testing</text:p>
      <text:p text:style-name="Standard">Usability Testing</text:p>
      <text:p text:style-name="Standard"><text:soft-page-break/>SEO Testing</text:p>
      <text:p text:style-name="Standard">Accessibility testing</text:p>
      <text:p text:style-name="Standard">Best Practices</text:p>
      <text:p text:style-name="Standard">Git and GitHub</text:p>
      <text:p text:style-name="Standard">Git</text:p>
      <text:p text:style-name="Standard">Github</text:p>
      <text:p text:style-name="Standard">Version Control</text:p>
      <text:p text:style-name="Standard">Web Hosting</text:p>
      <text:p text:style-name="Standard">Domain Booking</text:p>
      <text:p text:style-name="Standard">Hosting Servers</text:p>
      <text:p text:style-name="Standard">Host static website on server</text:p>
      <text:p text:style-name="Standard"/>
      <text:p text:style-name="Standard">Frontend Framework ( React or Angular)</text:p>
      <text:p text:style-name="Standard"/>
      <text:p text:style-name="Standard">Node JS</text:p>
      <text:p text:style-name="Standard">Node JS</text:p>
      <text:p text:style-name="Standard">Express JS</text:p>
      <text:p text:style-name="Standard">MongoDB</text:p>
      <text:p text:style-name="Standard">Mongoose</text:p>
      <text:p text:style-name="Standard">Create API</text:p>
      <text:p text:style-name="Standard">Project</text:p>
      <text:p text:style-name="Standard">Deployment on AWS VPS Server</text:p>
      <text:p text:style-name="Standard">Angular</text:p>
      <text:p text:style-name="Standard">TypeScript</text:p>
      <text:p text:style-name="Standard">Angular 19</text:p>
      <text:p text:style-name="Standard">Angular Components</text:p>
      <text:p text:style-name="Standard">Angular Directives</text:p>
      <text:p text:style-name="Standard">Angular Router</text:p>
      <text:p text:style-name="Standard">Angular Services</text:p>
      <text:p text:style-name="Standard">Angular SSR</text:p>
      <text:p text:style-name="Standard">Angular Project</text:p>
      <text:p text:style-name="Standard">React</text:p>
      <text:p text:style-name="Standard">React JS</text:p>
      <text:p text:style-name="Standard">Redux Toolkit</text:p>
      <text:p text:style-name="Standard">TypeScript</text:p>
      <text:p text:style-name="Standard">Next JS</text:p>
      <text:p text:style-name="Standard">Tailwind CSS</text:p>
      <text:p text:style-name="Standard">Server Components</text:p>
      <text:p text:style-name="Standard">postgresql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system-ui" svg:font-family="system-u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5:02:12.42</meta:creation-date>
    <dc:date>2025-08-13T15:08:27.06</dc:date>
    <dc:creator>Joseph Malone</dc:creator>
    <meta:editing-duration>PT6M15S</meta:editing-duration>
    <meta:editing-cycles>2</meta:editing-cycles>
    <meta:generator>OpenOffice/4.1.15$Win32 OpenOffice.org_project/4115m2$Build-9813</meta:generator>
    <meta:document-statistic meta:table-count="0" meta:image-count="0" meta:object-count="0" meta:page-count="2" meta:paragraph-count="82" meta:word-count="351" meta:character-count="1879"/>
  </office:meta>
</office:document-meta>
</file>